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0" table:default-cell-style-name="ce1"/>
        <table:table-column table:style-name="co1" table:number-columns-repeated="2" table:default-cell-style-name="Default"/>
        <table:table-column table:style-name="co1" table:number-columns-repeated="16352" table:default-cell-style-name="ce1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emV1</text:p>
          </table:table-cell>
          <table:table-cell office:value-type="string" calcext:value-type="string">
            <text:p>mA1</text:p>
          </table:table-cell>
          <table:table-cell office:value-type="string" calcext:value-type="string">
            <text:p>emA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emV2</text:p>
          </table:table-cell>
          <table:table-cell office:value-type="string" calcext:value-type="string">
            <text:p>mA2</text:p>
          </table:table-cell>
          <table:table-cell office:value-type="string" calcext:value-type="string">
            <text:p>emA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emV3</text:p>
          </table:table-cell>
          <table:table-cell office:value-type="string" calcext:value-type="string">
            <text:p>mA3</text:p>
          </table:table-cell>
          <table:table-cell office:value-type="string" calcext:value-type="string">
            <text:p>emA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mV4</text:p>
          </table:table-cell>
          <table:table-cell office:value-type="string" calcext:value-type="string">
            <text:p>emV4</text:p>
          </table:table-cell>
          <table:table-cell office:value-type="string" calcext:value-type="string">
            <text:p>mA4</text:p>
          </table:table-cell>
          <table:table-cell office:value-type="string" calcext:value-type="string">
            <text:p>emA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mV5</text:p>
          </table:table-cell>
          <table:table-cell office:value-type="string" calcext:value-type="string">
            <text:p>emV5</text:p>
          </table:table-cell>
          <table:table-cell office:value-type="string" calcext:value-type="string">
            <text:p>mA5</text:p>
          </table:table-cell>
          <table:table-cell office:value-type="string" calcext:value-type="string">
            <text:p>em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V6</text:p>
          </table:table-cell>
          <table:table-cell office:value-type="string" calcext:value-type="string">
            <text:p>emV6</text:p>
          </table:table-cell>
          <table:table-cell office:value-type="string" calcext:value-type="string">
            <text:p>mA6</text:p>
          </table:table-cell>
          <table:table-cell office:value-type="string" calcext:value-type="string">
            <text:p>emA6</text:p>
          </table:table-cell>
          <table:table-cell table:number-columns-repeated="16354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.7124" calcext:value-type="float">
            <text:p>0.7124</text:p>
          </table:table-cell>
          <table:table-cell table:style-name="Default" table:formula="of:=[.B2]*[.$A$4]" office:value-type="float" office:value="0.00007124" calcext:value-type="float">
            <text:p>0.00007124</text:p>
          </table:table-cell>
          <table:table-cell table:style-name="Default" office:value-type="float" office:value="0.0349" calcext:value-type="float">
            <text:p>0.0349</text:p>
          </table:table-cell>
          <table:table-cell table:style-name="Default" table:formula="of:=[.D2]*[.$A$6]" office:value-type="float" office:value="0.00001745" calcext:value-type="float">
            <text:p>0.00001745</text:p>
          </table:table-cell>
          <table:table-cell office:value-type="float" office:value="30" calcext:value-type="float">
            <text:p>30</text:p>
          </table:table-cell>
          <table:table-cell office:value-type="float" office:value="0.7274" calcext:value-type="float">
            <text:p>0.7274</text:p>
          </table:table-cell>
          <table:table-cell table:formula="of:=[.G2]*[.$F$4]" office:value-type="float" office:value="0.00007274" calcext:value-type="float">
            <text:p>0.00007274</text:p>
          </table:table-cell>
          <table:table-cell office:value-type="float" office:value="0.03483" calcext:value-type="float">
            <text:p>0.03483</text:p>
          </table:table-cell>
          <table:table-cell table:formula="of:=[.I2]*[.$F$6]" office:value-type="float" office:value="0.000017415" calcext:value-type="float">
            <text:p>0.000017415</text:p>
          </table:table-cell>
          <table:table-cell office:value-type="float" office:value="38.6" calcext:value-type="float">
            <text:p>38.6</text:p>
          </table:table-cell>
          <table:table-cell office:value-type="float" office:value="0.748" calcext:value-type="float">
            <text:p>0.748</text:p>
          </table:table-cell>
          <table:table-cell table:formula="of:=[.L2]*[.$K$4]" office:value-type="float" office:value="0.0000748" calcext:value-type="float">
            <text:p>0.0000748</text:p>
          </table:table-cell>
          <table:table-cell office:value-type="float" office:value="0.03475" calcext:value-type="float">
            <text:p>0.03475</text:p>
          </table:table-cell>
          <table:table-cell table:formula="of:=[.N2]*[.$K$6]" office:value-type="float" office:value="0.000017375" calcext:value-type="float">
            <text:p>0.000017375</text:p>
          </table:table-cell>
          <table:table-cell office:value-type="float" office:value="46.5" calcext:value-type="float">
            <text:p>46.5</text:p>
          </table:table-cell>
          <table:table-cell office:value-type="float" office:value="0.771" calcext:value-type="float">
            <text:p>0.771</text:p>
          </table:table-cell>
          <table:table-cell table:formula="of:=[.Q2]*[.$P$4]" office:value-type="float" office:value="0.0000771" calcext:value-type="float">
            <text:p>0.0000771</text:p>
          </table:table-cell>
          <table:table-cell office:value-type="float" office:value="0.0348" calcext:value-type="float">
            <text:p>0.0348</text:p>
          </table:table-cell>
          <table:table-cell table:formula="of:=[.S2]*[.$P$6]" office:value-type="float" office:value="0.0000174" calcext:value-type="float">
            <text:p>0.0000174</text:p>
          </table:table-cell>
          <table:table-cell office:value-type="float" office:value="54.3" calcext:value-type="float">
            <text:p>54.3</text:p>
          </table:table-cell>
          <table:table-cell office:value-type="float" office:value="0.7927" calcext:value-type="float">
            <text:p>0.7927</text:p>
          </table:table-cell>
          <table:table-cell table:formula="of:=[.V2]*[.$U$4]" office:value-type="float" office:value="0.00007927" calcext:value-type="float">
            <text:p>0.00007927</text:p>
          </table:table-cell>
          <table:table-cell office:value-type="float" office:value="0.03476" calcext:value-type="float">
            <text:p>0.03476</text:p>
          </table:table-cell>
          <table:table-cell table:formula="of:=[.X2]*[.$U$6]" office:value-type="float" office:value="0.00001738" calcext:value-type="float">
            <text:p>0.00001738</text:p>
          </table:table-cell>
          <table:table-cell office:value-type="float" office:value="62.2" calcext:value-type="float">
            <text:p>62.2</text:p>
          </table:table-cell>
          <table:table-cell office:value-type="float" office:value="0.816" calcext:value-type="float">
            <text:p>0.816</text:p>
          </table:table-cell>
          <table:table-cell table:formula="of:=[.AA2]*[.$Z$4]" office:value-type="float" office:value="0.0000816" calcext:value-type="float">
            <text:p>0.0000816</text:p>
          </table:table-cell>
          <table:table-cell office:value-type="float" office:value="0.03477" calcext:value-type="float">
            <text:p>0.03477</text:p>
          </table:table-cell>
          <table:table-cell table:formula="of:=[.AC2]*[.$Z$6]" office:value-type="float" office:value="0.000017385" calcext:value-type="float">
            <text:p>0.0000173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emV1</text:p>
          </table:table-cell>
          <table:table-cell table:style-name="Default" office:value-type="float" office:value="0.7914" calcext:value-type="float">
            <text:p>0.7914</text:p>
          </table:table-cell>
          <table:table-cell table:style-name="Default" table:formula="of:=[.B3]*[.$A$4]" office:value-type="float" office:value="0.00007914" calcext:value-type="float">
            <text:p>0.00007914</text:p>
          </table:table-cell>
          <table:table-cell table:style-name="Default" office:value-type="float" office:value="0.03882" calcext:value-type="float">
            <text:p>0.03882</text:p>
          </table:table-cell>
          <table:table-cell table:style-name="Default" table:formula="of:=[.D3]*[.$A$6]" office:value-type="float" office:value="0.00001941" calcext:value-type="float">
            <text:p>0.00001941</text:p>
          </table:table-cell>
          <table:table-cell office:value-type="string" calcext:value-type="string">
            <text:p>cemV2</text:p>
          </table:table-cell>
          <table:table-cell office:value-type="float" office:value="0.808" calcext:value-type="float">
            <text:p>0.808</text:p>
          </table:table-cell>
          <table:table-cell table:formula="of:=[.G3]*[.$F$4]" office:value-type="float" office:value="0.0000808" calcext:value-type="float">
            <text:p>0.0000808</text:p>
          </table:table-cell>
          <table:table-cell office:value-type="float" office:value="0.0388" calcext:value-type="float">
            <text:p>0.0388</text:p>
          </table:table-cell>
          <table:table-cell table:formula="of:=[.I3]*[.$F$6]" office:value-type="float" office:value="0.0000194" calcext:value-type="float">
            <text:p>0.0000194</text:p>
          </table:table-cell>
          <table:table-cell office:value-type="string" calcext:value-type="string">
            <text:p>cemV3</text:p>
          </table:table-cell>
          <table:table-cell office:value-type="float" office:value="0.9355" calcext:value-type="float">
            <text:p>0.9355</text:p>
          </table:table-cell>
          <table:table-cell table:formula="of:=[.L3]*[.$K$4]" office:value-type="float" office:value="0.00009355" calcext:value-type="float">
            <text:p>0.00009355</text:p>
          </table:table-cell>
          <table:table-cell office:value-type="float" office:value="0.0435" calcext:value-type="float">
            <text:p>0.0435</text:p>
          </table:table-cell>
          <table:table-cell table:formula="of:=[.N3]*[.$K$6]" office:value-type="float" office:value="0.00002175" calcext:value-type="float">
            <text:p>0.00002175</text:p>
          </table:table-cell>
          <table:table-cell office:value-type="string" calcext:value-type="string">
            <text:p>cemV4</text:p>
          </table:table-cell>
          <table:table-cell office:value-type="float" office:value="0.9628" calcext:value-type="float">
            <text:p>0.9628</text:p>
          </table:table-cell>
          <table:table-cell table:formula="of:=[.Q3]*[.$P$4]" office:value-type="float" office:value="0.00009628" calcext:value-type="float">
            <text:p>0.00009628</text:p>
          </table:table-cell>
          <table:table-cell office:value-type="float" office:value="0.0435" calcext:value-type="float">
            <text:p>0.0435</text:p>
          </table:table-cell>
          <table:table-cell table:formula="of:=[.S3]*[.$P$6]" office:value-type="float" office:value="0.00002175" calcext:value-type="float">
            <text:p>0.00002175</text:p>
          </table:table-cell>
          <table:table-cell office:value-type="string" calcext:value-type="string">
            <text:p>cemV5</text:p>
          </table:table-cell>
          <table:table-cell office:value-type="float" office:value="0.9891" calcext:value-type="float">
            <text:p>0.9891</text:p>
          </table:table-cell>
          <table:table-cell table:formula="of:=[.V3]*[.$U$4]" office:value-type="float" office:value="0.00009891" calcext:value-type="float">
            <text:p>0.00009891</text:p>
          </table:table-cell>
          <table:table-cell office:value-type="float" office:value="0.04334" calcext:value-type="float">
            <text:p>0.04334</text:p>
          </table:table-cell>
          <table:table-cell table:formula="of:=[.X3]*[.$U$6]" office:value-type="float" office:value="0.00002167" calcext:value-type="float">
            <text:p>0.00002167</text:p>
          </table:table-cell>
          <table:table-cell office:value-type="string" calcext:value-type="string">
            <text:p>cemV6</text:p>
          </table:table-cell>
          <table:table-cell office:value-type="float" office:value="1.1613" calcext:value-type="float">
            <text:p>1.1613</text:p>
          </table:table-cell>
          <table:table-cell table:formula="of:=[.AA3]*[.$Z$4]" office:value-type="float" office:value="0.00011613" calcext:value-type="float">
            <text:p>0.00011613</text:p>
          </table:table-cell>
          <table:table-cell office:value-type="float" office:value="0.0497" calcext:value-type="float">
            <text:p>0.0497</text:p>
          </table:table-cell>
          <table:table-cell table:formula="of:=[.AC3]*[.$Z$6]" office:value-type="float" office:value="0.00002485" calcext:value-type="float">
            <text:p>0.00002485</text:p>
          </table:table-cell>
          <table:table-cell table:number-columns-repeated="16354"/>
        </table:table-row>
        <table:table-row table:style-name="ro1">
          <table:table-cell table:formula="of:=0.01/100" office:value-type="float" office:value="0.0001" calcext:value-type="float">
            <text:p>0.0001</text:p>
          </table:table-cell>
          <table:table-cell table:style-name="Default" office:value-type="float" office:value="0.8891" calcext:value-type="float">
            <text:p>0.8891</text:p>
          </table:table-cell>
          <table:table-cell table:style-name="Default" table:formula="of:=[.B4]*[.$A$4]" office:value-type="float" office:value="0.00008891" calcext:value-type="float">
            <text:p>0.00008891</text:p>
          </table:table-cell>
          <table:table-cell table:style-name="Default" office:value-type="float" office:value="0.04357" calcext:value-type="float">
            <text:p>0.04357</text:p>
          </table:table-cell>
          <table:table-cell table:style-name="Default" table:formula="of:=[.D4]*[.$A$6]" office:value-type="float" office:value="0.000021785" calcext:value-type="float">
            <text:p>0.000021785</text:p>
          </table:table-cell>
          <table:table-cell table:formula="of:=0.01/100" office:value-type="float" office:value="0.0001" calcext:value-type="float">
            <text:p>0.0001</text:p>
          </table:table-cell>
          <table:table-cell office:value-type="float" office:value="0.9091" calcext:value-type="float">
            <text:p>0.9091</text:p>
          </table:table-cell>
          <table:table-cell table:formula="of:=[.G4]*[.$F$4]" office:value-type="float" office:value="0.00009091" calcext:value-type="float">
            <text:p>0.00009091</text:p>
          </table:table-cell>
          <table:table-cell office:value-type="float" office:value="0.0436" calcext:value-type="float">
            <text:p>0.0436</text:p>
          </table:table-cell>
          <table:table-cell table:formula="of:=[.I4]*[.$F$6]" office:value-type="float" office:value="0.0000218" calcext:value-type="float">
            <text:p>0.0000218</text:p>
          </table:table-cell>
          <table:table-cell table:formula="of:=0.01/100" office:value-type="float" office:value="0.0001" calcext:value-type="float">
            <text:p>0.0001</text:p>
          </table:table-cell>
          <table:table-cell office:value-type="float" office:value="1.247" calcext:value-type="float">
            <text:p>1.247</text:p>
          </table:table-cell>
          <table:table-cell table:formula="of:=[.L4]*[.$K$4]" office:value-type="float" office:value="0.0001247" calcext:value-type="float">
            <text:p>0.0001247</text:p>
          </table:table-cell>
          <table:table-cell office:value-type="float" office:value="0.058" calcext:value-type="float">
            <text:p>0.058</text:p>
          </table:table-cell>
          <table:table-cell table:formula="of:=[.N4]*[.$K$6]" office:value-type="float" office:value="0.000029" calcext:value-type="float">
            <text:p>0.000029</text:p>
          </table:table-cell>
          <table:table-cell table:formula="of:=0.01/100" office:value-type="float" office:value="0.0001" calcext:value-type="float">
            <text:p>0.0001</text:p>
          </table:table-cell>
          <table:table-cell office:value-type="float" office:value="1.2821" calcext:value-type="float">
            <text:p>1.2821</text:p>
          </table:table-cell>
          <table:table-cell table:formula="of:=[.Q4]*[.$P$4]" office:value-type="float" office:value="0.00012821" calcext:value-type="float">
            <text:p>0.00012821</text:p>
          </table:table-cell>
          <table:table-cell office:value-type="float" office:value="0.058" calcext:value-type="float">
            <text:p>0.058</text:p>
          </table:table-cell>
          <table:table-cell table:formula="of:=[.S4]*[.$P$6]" office:value-type="float" office:value="0.000029" calcext:value-type="float">
            <text:p>0.000029</text:p>
          </table:table-cell>
          <table:table-cell table:formula="of:=0.01/100" office:value-type="float" office:value="0.0001" calcext:value-type="float">
            <text:p>0.0001</text:p>
          </table:table-cell>
          <table:table-cell office:value-type="float" office:value="1.5782" calcext:value-type="float">
            <text:p>1.5782</text:p>
          </table:table-cell>
          <table:table-cell table:formula="of:=[.V4]*[.$U$4]" office:value-type="float" office:value="0.00015782" calcext:value-type="float">
            <text:p>0.00015782</text:p>
          </table:table-cell>
          <table:table-cell office:value-type="float" office:value="0.06961" calcext:value-type="float">
            <text:p>0.06961</text:p>
          </table:table-cell>
          <table:table-cell table:formula="of:=[.X4]*[.$U$6]" office:value-type="float" office:value="0.000034805" calcext:value-type="float">
            <text:p>0.000034805</text:p>
          </table:table-cell>
          <table:table-cell table:formula="of:=0.01/100" office:value-type="float" office:value="0.0001" calcext:value-type="float">
            <text:p>0.0001</text:p>
          </table:table-cell>
          <table:table-cell office:value-type="float" office:value="2.023" calcext:value-type="float">
            <text:p>2.023</text:p>
          </table:table-cell>
          <table:table-cell table:formula="of:=[.AA4]*[.$Z$4]" office:value-type="float" office:value="0.0002023" calcext:value-type="float">
            <text:p>0.0002023</text:p>
          </table:table-cell>
          <table:table-cell office:value-type="float" office:value="0.08691" calcext:value-type="float">
            <text:p>0.08691</text:p>
          </table:table-cell>
          <table:table-cell table:formula="of:=[.AC4]*[.$Z$6]" office:value-type="float" office:value="0.000043455" calcext:value-type="float">
            <text:p>0.00004345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cemA1</text:p>
          </table:table-cell>
          <table:table-cell table:style-name="Default" office:value-type="float" office:value="1.0158" calcext:value-type="float">
            <text:p>1.0158</text:p>
          </table:table-cell>
          <table:table-cell table:style-name="Default" table:formula="of:=[.B5]*[.$A$4]" office:value-type="float" office:value="0.00010158" calcext:value-type="float">
            <text:p>0.00010158</text:p>
          </table:table-cell>
          <table:table-cell table:style-name="Default" office:value-type="float" office:value="0.0498" calcext:value-type="float">
            <text:p>0.0498</text:p>
          </table:table-cell>
          <table:table-cell table:style-name="Default" table:formula="of:=[.D5]*[.$A$6]" office:value-type="float" office:value="0.0000249" calcext:value-type="float">
            <text:p>0.0000249</text:p>
          </table:table-cell>
          <table:table-cell office:value-type="string" calcext:value-type="string">
            <text:p>cemA2</text:p>
          </table:table-cell>
          <table:table-cell office:value-type="float" office:value="1.0384" calcext:value-type="float">
            <text:p>1.0384</text:p>
          </table:table-cell>
          <table:table-cell table:formula="of:=[.G5]*[.$F$4]" office:value-type="float" office:value="0.00010384" calcext:value-type="float">
            <text:p>0.00010384</text:p>
          </table:table-cell>
          <table:table-cell office:value-type="float" office:value="0.04971" calcext:value-type="float">
            <text:p>0.04971</text:p>
          </table:table-cell>
          <table:table-cell table:formula="of:=[.I5]*[.$F$6]" office:value-type="float" office:value="0.000024855" calcext:value-type="float">
            <text:p>0.000024855</text:p>
          </table:table-cell>
          <table:table-cell office:value-type="string" calcext:value-type="string">
            <text:p>cemA3</text:p>
          </table:table-cell>
          <table:table-cell office:value-type="float" office:value="3.736" calcext:value-type="float">
            <text:p>3.736</text:p>
          </table:table-cell>
          <table:table-cell table:formula="of:=[.L5]*[.$K$4]" office:value-type="float" office:value="0.0003736" calcext:value-type="float">
            <text:p>0.0003736</text:p>
          </table:table-cell>
          <table:table-cell office:value-type="float" office:value="0.1737" calcext:value-type="float">
            <text:p>0.1737</text:p>
          </table:table-cell>
          <table:table-cell table:formula="of:=[.N5]*[.$K$6]" office:value-type="float" office:value="0.00008685" calcext:value-type="float">
            <text:p>0.00008685</text:p>
          </table:table-cell>
          <table:table-cell office:value-type="string" calcext:value-type="string">
            <text:p>cemA4</text:p>
          </table:table-cell>
          <table:table-cell office:value-type="float" office:value="2.5594" calcext:value-type="float">
            <text:p>2.5594</text:p>
          </table:table-cell>
          <table:table-cell table:formula="of:=[.Q5]*[.$P$4]" office:value-type="float" office:value="0.00025594" calcext:value-type="float">
            <text:p>0.00025594</text:p>
          </table:table-cell>
          <table:table-cell office:value-type="float" office:value="0.1159" calcext:value-type="float">
            <text:p>0.1159</text:p>
          </table:table-cell>
          <table:table-cell table:formula="of:=[.S5]*[.$P$6]" office:value-type="float" office:value="0.00005795" calcext:value-type="float">
            <text:p>0.00005795</text:p>
          </table:table-cell>
          <table:table-cell office:value-type="string" calcext:value-type="string">
            <text:p>cemA5</text:p>
          </table:table-cell>
          <table:table-cell office:value-type="float" office:value="3.9325" calcext:value-type="float">
            <text:p>3.9325</text:p>
          </table:table-cell>
          <table:table-cell table:formula="of:=[.V5]*[.$U$4]" office:value-type="float" office:value="0.00039325" calcext:value-type="float">
            <text:p>0.00039325</text:p>
          </table:table-cell>
          <table:table-cell office:value-type="float" office:value="0.17367" calcext:value-type="float">
            <text:p>0.17367</text:p>
          </table:table-cell>
          <table:table-cell table:formula="of:=[.X5]*[.$U$6]" office:value-type="float" office:value="0.000086835" calcext:value-type="float">
            <text:p>0.000086835</text:p>
          </table:table-cell>
          <table:table-cell office:value-type="string" calcext:value-type="string">
            <text:p>cemA6</text:p>
          </table:table-cell>
          <table:table-cell office:value-type="float" office:value="4.0326" calcext:value-type="float">
            <text:p>4.0326</text:p>
          </table:table-cell>
          <table:table-cell table:formula="of:=[.AA5]*[.$Z$4]" office:value-type="float" office:value="0.00040326" calcext:value-type="float">
            <text:p>0.00040326</text:p>
          </table:table-cell>
          <table:table-cell office:value-type="float" office:value="0.1737" calcext:value-type="float">
            <text:p>0.1737</text:p>
          </table:table-cell>
          <table:table-cell table:formula="of:=[.AC5]*[.$Z$6]" office:value-type="float" office:value="0.00008685" calcext:value-type="float">
            <text:p>0.00008685</text:p>
          </table:table-cell>
          <table:table-cell table:number-columns-repeated="16354"/>
        </table:table-row>
        <table:table-row table:style-name="ro1">
          <table:table-cell table:formula="of:=0.05/100" office:value-type="float" office:value="0.0005" calcext:value-type="float">
            <text:p>0.0005</text:p>
          </table:table-cell>
          <table:table-cell table:style-name="Default" office:value-type="float" office:value="1.1855" calcext:value-type="float">
            <text:p>1.1855</text:p>
          </table:table-cell>
          <table:table-cell table:style-name="Default" table:formula="of:=[.B6]*[.$A$4]" office:value-type="float" office:value="0.00011855" calcext:value-type="float">
            <text:p>0.00011855</text:p>
          </table:table-cell>
          <table:table-cell table:style-name="Default" office:value-type="float" office:value="0.05805" calcext:value-type="float">
            <text:p>0.05805</text:p>
          </table:table-cell>
          <table:table-cell table:style-name="Default" table:formula="of:=[.D6]*[.$A$6]" office:value-type="float" office:value="0.000029025" calcext:value-type="float">
            <text:p>0.000029025</text:p>
          </table:table-cell>
          <table:table-cell table:formula="of:=0.05/100" office:value-type="float" office:value="0.0005" calcext:value-type="float">
            <text:p>0.0005</text:p>
          </table:table-cell>
          <table:table-cell office:value-type="float" office:value="1.2112" calcext:value-type="float">
            <text:p>1.2112</text:p>
          </table:table-cell>
          <table:table-cell table:formula="of:=[.G6]*[.$F$4]" office:value-type="float" office:value="0.00012112" calcext:value-type="float">
            <text:p>0.00012112</text:p>
          </table:table-cell>
          <table:table-cell office:value-type="float" office:value="0.058" calcext:value-type="float">
            <text:p>0.058</text:p>
          </table:table-cell>
          <table:table-cell table:formula="of:=[.I6]*[.$F$6]" office:value-type="float" office:value="0.000029" calcext:value-type="float">
            <text:p>0.000029</text:p>
          </table:table-cell>
          <table:table-cell table:formula="of:=0.05/100" office:value-type="float" office:value="0.0005" calcext:value-type="float">
            <text:p>0.0005</text:p>
          </table:table-cell>
          <table:table-cell office:value-type="float" office:value="9.3178" calcext:value-type="float">
            <text:p>9.3178</text:p>
          </table:table-cell>
          <table:table-cell table:formula="of:=[.L6]*[.$K$4]" office:value-type="float" office:value="0.00093178" calcext:value-type="float">
            <text:p>0.00093178</text:p>
          </table:table-cell>
          <table:table-cell office:value-type="float" office:value="0.43344" calcext:value-type="float">
            <text:p>0.43344</text:p>
          </table:table-cell>
          <table:table-cell table:formula="of:=[.N6]*[.$K$6]" office:value-type="float" office:value="0.00021672" calcext:value-type="float">
            <text:p>0.00021672</text:p>
          </table:table-cell>
          <table:table-cell table:formula="of:=0.05/100" office:value-type="float" office:value="0.0005" calcext:value-type="float">
            <text:p>0.0005</text:p>
          </table:table-cell>
          <table:table-cell office:value-type="float" office:value="7.655" calcext:value-type="float">
            <text:p>7.655</text:p>
          </table:table-cell>
          <table:table-cell table:formula="of:=[.Q6]*[.$P$4]" office:value-type="float" office:value="0.0007655" calcext:value-type="float">
            <text:p>0.0007655</text:p>
          </table:table-cell>
          <table:table-cell office:value-type="float" office:value="0.34699" calcext:value-type="float">
            <text:p>0.34699</text:p>
          </table:table-cell>
          <table:table-cell table:formula="of:=[.S6]*[.$P$6]" office:value-type="float" office:value="0.000173495" calcext:value-type="float">
            <text:p>0.000173495</text:p>
          </table:table-cell>
          <table:table-cell table:formula="of:=0.05/100" office:value-type="float" office:value="0.0005" calcext:value-type="float">
            <text:p>0.0005</text:p>
          </table:table-cell>
          <table:table-cell office:value-type="float" office:value="7.8474" calcext:value-type="float">
            <text:p>7.8474</text:p>
          </table:table-cell>
          <table:table-cell table:formula="of:=[.V6]*[.$U$4]" office:value-type="float" office:value="0.00078474" calcext:value-type="float">
            <text:p>0.00078474</text:p>
          </table:table-cell>
          <table:table-cell office:value-type="float" office:value="0.34696" calcext:value-type="float">
            <text:p>0.34696</text:p>
          </table:table-cell>
          <table:table-cell table:formula="of:=[.X6]*[.$U$6]" office:value-type="float" office:value="0.00017348" calcext:value-type="float">
            <text:p>0.00017348</text:p>
          </table:table-cell>
          <table:table-cell table:formula="of:=0.05/100" office:value-type="float" office:value="0.0005" calcext:value-type="float">
            <text:p>0.0005</text:p>
          </table:table-cell>
          <table:table-cell office:value-type="float" office:value="8.0444" calcext:value-type="float">
            <text:p>8.0444</text:p>
          </table:table-cell>
          <table:table-cell table:formula="of:=[.AA6]*[.$Z$4]" office:value-type="float" office:value="0.00080444" calcext:value-type="float">
            <text:p>0.00080444</text:p>
          </table:table-cell>
          <table:table-cell office:value-type="float" office:value="0.347" calcext:value-type="float">
            <text:p>0.347</text:p>
          </table:table-cell>
          <table:table-cell table:formula="of:=[.AC6]*[.$Z$6]" office:value-type="float" office:value="0.0001735" calcext:value-type="float">
            <text:p>0.0001735</text:p>
          </table:table-cell>
          <table:table-cell table:number-columns-repeated="16354"/>
        </table:table-row>
        <table:table-row table:style-name="ro1">
          <table:table-cell/>
          <table:table-cell table:style-name="Default" office:value-type="float" office:value="1.4218" calcext:value-type="float">
            <text:p>1.4218</text:p>
          </table:table-cell>
          <table:table-cell table:style-name="Default" table:formula="of:=[.B7]*[.$A$4]" office:value-type="float" office:value="0.00014218" calcext:value-type="float">
            <text:p>0.00014218</text:p>
          </table:table-cell>
          <table:table-cell table:style-name="Default" office:value-type="float" office:value="0.06964" calcext:value-type="float">
            <text:p>0.06964</text:p>
          </table:table-cell>
          <table:table-cell table:style-name="Default" table:formula="of:=[.D7]*[.$A$6]" office:value-type="float" office:value="0.00003482" calcext:value-type="float">
            <text:p>0.00003482</text:p>
          </table:table-cell>
          <table:table-cell/>
          <table:table-cell office:value-type="float" office:value="1.4534" calcext:value-type="float">
            <text:p>1.4534</text:p>
          </table:table-cell>
          <table:table-cell table:formula="of:=[.G7]*[.$F$4]" office:value-type="float" office:value="0.00014534" calcext:value-type="float">
            <text:p>0.00014534</text:p>
          </table:table-cell>
          <table:table-cell office:value-type="float" office:value="0.06957" calcext:value-type="float">
            <text:p>0.06957</text:p>
          </table:table-cell>
          <table:table-cell table:formula="of:=[.I7]*[.$F$6]" office:value-type="float" office:value="0.000034785" calcext:value-type="float">
            <text:p>0.000034785</text:p>
          </table:table-cell>
          <table:table-cell/>
          <table:table-cell office:value-type="float" office:value="14.8822" calcext:value-type="float">
            <text:p>14.8822</text:p>
          </table:table-cell>
          <table:table-cell table:formula="of:=[.L7]*[.$K$4]" office:value-type="float" office:value="0.00148822" calcext:value-type="float">
            <text:p>0.00148822</text:p>
          </table:table-cell>
          <table:table-cell office:value-type="float" office:value="0.6923" calcext:value-type="float">
            <text:p>0.6923</text:p>
          </table:table-cell>
          <table:table-cell table:formula="of:=[.N7]*[.$K$6]" office:value-type="float" office:value="0.00034615" calcext:value-type="float">
            <text:p>0.00034615</text:p>
          </table:table-cell>
          <table:table-cell/>
          <table:table-cell office:value-type="float" office:value="12.731" calcext:value-type="float">
            <text:p>12.731</text:p>
          </table:table-cell>
          <table:table-cell table:formula="of:=[.Q7]*[.$P$4]" office:value-type="float" office:value="0.0012731" calcext:value-type="float">
            <text:p>0.0012731</text:p>
          </table:table-cell>
          <table:table-cell office:value-type="float" office:value="0.5772" calcext:value-type="float">
            <text:p>0.5772</text:p>
          </table:table-cell>
          <table:table-cell table:formula="of:=[.S7]*[.$P$6]" office:value-type="float" office:value="0.0002886" calcext:value-type="float">
            <text:p>0.0002886</text:p>
          </table:table-cell>
          <table:table-cell/>
          <table:table-cell office:value-type="float" office:value="11.1933" calcext:value-type="float">
            <text:p>11.1933</text:p>
          </table:table-cell>
          <table:table-cell table:formula="of:=[.V7]*[.$U$4]" office:value-type="float" office:value="0.00111933" calcext:value-type="float">
            <text:p>0.00111933</text:p>
          </table:table-cell>
          <table:table-cell office:value-type="float" office:value="0.495" calcext:value-type="float">
            <text:p>0.495</text:p>
          </table:table-cell>
          <table:table-cell table:formula="of:=[.X7]*[.$U$6]" office:value-type="float" office:value="0.0002475" calcext:value-type="float">
            <text:p>0.0002475</text:p>
          </table:table-cell>
          <table:table-cell/>
          <table:table-cell office:value-type="float" office:value="20.0108" calcext:value-type="float">
            <text:p>20.0108</text:p>
          </table:table-cell>
          <table:table-cell table:formula="of:=[.AA7]*[.$Z$4]" office:value-type="float" office:value="0.00200108" calcext:value-type="float">
            <text:p>0.00200108</text:p>
          </table:table-cell>
          <table:table-cell office:value-type="float" office:value="0.8637" calcext:value-type="float">
            <text:p>0.8637</text:p>
          </table:table-cell>
          <table:table-cell table:formula="of:=[.AC7]*[.$Z$6]" office:value-type="float" office:value="0.00043185" calcext:value-type="float">
            <text:p>0.00043185</text:p>
          </table:table-cell>
          <table:table-cell table:number-columns-repeated="16354"/>
        </table:table-row>
        <table:table-row table:style-name="ro1">
          <table:table-cell/>
          <table:table-cell table:style-name="Default" office:value-type="float" office:value="1.776" calcext:value-type="float">
            <text:p>1.776</text:p>
          </table:table-cell>
          <table:table-cell table:style-name="Default" table:formula="of:=[.B8]*[.$A$4]" office:value-type="float" office:value="0.0001776" calcext:value-type="float">
            <text:p>0.0001776</text:p>
          </table:table-cell>
          <table:table-cell table:style-name="Default" office:value-type="float" office:value="0.087" calcext:value-type="float">
            <text:p>0.087</text:p>
          </table:table-cell>
          <table:table-cell table:style-name="Default" table:formula="of:=[.D8]*[.$A$6]" office:value-type="float" office:value="0.0000435" calcext:value-type="float">
            <text:p>0.0000435</text:p>
          </table:table-cell>
          <table:table-cell/>
          <table:table-cell office:value-type="float" office:value="1.816" calcext:value-type="float">
            <text:p>1.816</text:p>
          </table:table-cell>
          <table:table-cell table:formula="of:=[.G8]*[.$F$4]" office:value-type="float" office:value="0.0001816" calcext:value-type="float">
            <text:p>0.0001816</text:p>
          </table:table-cell>
          <table:table-cell office:value-type="float" office:value="0.087" calcext:value-type="float">
            <text:p>0.087</text:p>
          </table:table-cell>
          <table:table-cell table:formula="of:=[.I8]*[.$F$6]" office:value-type="float" office:value="0.0000435" calcext:value-type="float">
            <text:p>0.0000435</text:p>
          </table:table-cell>
          <table:table-cell/>
          <table:table-cell office:value-type="float" office:value="24.707" calcext:value-type="float">
            <text:p>24.707</text:p>
          </table:table-cell>
          <table:table-cell table:formula="of:=[.L8]*[.$K$4]" office:value-type="float" office:value="0.0024707" calcext:value-type="float">
            <text:p>0.0024707</text:p>
          </table:table-cell>
          <table:table-cell office:value-type="float" office:value="1.14964" calcext:value-type="float">
            <text:p>1.14964</text:p>
          </table:table-cell>
          <table:table-cell table:formula="of:=[.N8]*[.$K$6]" office:value-type="float" office:value="0.00057482" calcext:value-type="float">
            <text:p>0.00057482</text:p>
          </table:table-cell>
          <table:table-cell/>
          <table:table-cell office:value-type="float" office:value="19.054" calcext:value-type="float">
            <text:p>19.054</text:p>
          </table:table-cell>
          <table:table-cell table:formula="of:=[.Q8]*[.$P$4]" office:value-type="float" office:value="0.0019054" calcext:value-type="float">
            <text:p>0.0019054</text:p>
          </table:table-cell>
          <table:table-cell office:value-type="float" office:value="0.864" calcext:value-type="float">
            <text:p>0.864</text:p>
          </table:table-cell>
          <table:table-cell table:formula="of:=[.S8]*[.$P$6]" office:value-type="float" office:value="0.000432" calcext:value-type="float">
            <text:p>0.000432</text:p>
          </table:table-cell>
          <table:table-cell/>
          <table:table-cell office:value-type="float" office:value="19.5283" calcext:value-type="float">
            <text:p>19.5283</text:p>
          </table:table-cell>
          <table:table-cell table:formula="of:=[.V8]*[.$U$4]" office:value-type="float" office:value="0.00195283" calcext:value-type="float">
            <text:p>0.00195283</text:p>
          </table:table-cell>
          <table:table-cell table:style-name="Default" office:value-type="float" office:value="0.86386" calcext:value-type="float">
            <text:p>0.86386</text:p>
          </table:table-cell>
          <table:table-cell table:formula="of:=[.X8]*[.$U$6]" office:value-type="float" office:value="0.00043193" calcext:value-type="float">
            <text:p>0.00043193</text:p>
          </table:table-cell>
          <table:table-cell/>
          <table:table-cell office:value-type="float" office:value="78.36" calcext:value-type="float">
            <text:p>78.36</text:p>
          </table:table-cell>
          <table:table-cell table:formula="of:=[.AA8]*[.$Z$4]" office:value-type="float" office:value="0.007836" calcext:value-type="float">
            <text:p>0.007836</text:p>
          </table:table-cell>
          <table:table-cell office:value-type="float" office:value="3.38324" calcext:value-type="float">
            <text:p>3.38324</text:p>
          </table:table-cell>
          <table:table-cell table:formula="of:=[.AC8]*[.$Z$6]" office:value-type="float" office:value="0.00169162" calcext:value-type="float">
            <text:p>0.00169162</text:p>
          </table:table-cell>
          <table:table-cell table:number-columns-repeated="16354"/>
        </table:table-row>
        <table:table-row table:style-name="ro1">
          <table:table-cell/>
          <table:table-cell table:style-name="Default" office:value-type="float" office:value="2.3651" calcext:value-type="float">
            <text:p>2.3651</text:p>
          </table:table-cell>
          <table:table-cell table:style-name="Default" table:formula="of:=[.B9]*[.$A$4]" office:value-type="float" office:value="0.00023651" calcext:value-type="float">
            <text:p>0.00023651</text:p>
          </table:table-cell>
          <table:table-cell table:style-name="Default" office:value-type="float" office:value="0.116" calcext:value-type="float">
            <text:p>0.116</text:p>
          </table:table-cell>
          <table:table-cell table:style-name="Default" table:formula="of:=[.D9]*[.$A$6]" office:value-type="float" office:value="0.000058" calcext:value-type="float">
            <text:p>0.000058</text:p>
          </table:table-cell>
          <table:table-cell/>
          <table:table-cell office:value-type="float" office:value="2.4208" calcext:value-type="float">
            <text:p>2.4208</text:p>
          </table:table-cell>
          <table:table-cell table:formula="of:=[.G9]*[.$F$4]" office:value-type="float" office:value="0.00024208" calcext:value-type="float">
            <text:p>0.00024208</text:p>
          </table:table-cell>
          <table:table-cell office:value-type="float" office:value="0.1159" calcext:value-type="float">
            <text:p>0.1159</text:p>
          </table:table-cell>
          <table:table-cell table:formula="of:=[.I9]*[.$F$6]" office:value-type="float" office:value="0.00005795" calcext:value-type="float">
            <text:p>0.00005795</text:p>
          </table:table-cell>
          <table:table-cell table:number-columns-repeated="6"/>
          <table:table-cell office:value-type="float" office:value="74.7" calcext:value-type="float">
            <text:p>74.7</text:p>
          </table:table-cell>
          <table:table-cell table:formula="of:=[.Q9]*[.$P$4]" office:value-type="float" office:value="0.00747" calcext:value-type="float">
            <text:p>0.00747</text:p>
          </table:table-cell>
          <table:table-cell office:value-type="float" office:value="3.387" calcext:value-type="float">
            <text:p>3.387</text:p>
          </table:table-cell>
          <table:table-cell table:formula="of:=[.S9]*[.$P$6]" office:value-type="float" office:value="0.0016935" calcext:value-type="float">
            <text:p>0.0016935</text:p>
          </table:table-cell>
          <table:table-cell/>
          <table:table-cell office:value-type="float" office:value="125.241" calcext:value-type="float">
            <text:p>125.241</text:p>
          </table:table-cell>
          <table:table-cell table:formula="of:=[.V9]*[.$U$4]" office:value-type="float" office:value="0.0125241" calcext:value-type="float">
            <text:p>0.0125241</text:p>
          </table:table-cell>
          <table:table-cell office:value-type="float" office:value="5.5409" calcext:value-type="float">
            <text:p>5.5409</text:p>
          </table:table-cell>
          <table:table-cell table:formula="of:=[.X9]*[.$U$6]" office:value-type="float" office:value="0.00277045" calcext:value-type="float">
            <text:p>0.00277045</text:p>
          </table:table-cell>
          <table:table-cell/>
          <table:table-cell office:value-type="float" office:value="245.448" calcext:value-type="float">
            <text:p>245.448</text:p>
          </table:table-cell>
          <table:table-cell table:formula="of:=[.AA9]*[.$Z$4]" office:value-type="float" office:value="0.0245448" calcext:value-type="float">
            <text:p>0.0245448</text:p>
          </table:table-cell>
          <table:table-cell office:value-type="float" office:value="10.5928" calcext:value-type="float">
            <text:p>10.5928</text:p>
          </table:table-cell>
          <table:table-cell table:formula="of:=[.AC9]*[.$Z$6]" office:value-type="float" office:value="0.0052964" calcext:value-type="float">
            <text:p>0.0052964</text:p>
          </table:table-cell>
          <table:table-cell table:number-columns-repeated="16354"/>
        </table:table-row>
        <table:table-row table:style-name="ro1">
          <table:table-cell table:number-columns-repeated="6"/>
          <table:table-cell office:value-type="float" office:value="7.2477" calcext:value-type="float">
            <text:p>7.2477</text:p>
          </table:table-cell>
          <table:table-cell table:formula="of:=[.G10]*[.$F$4]" office:value-type="float" office:value="0.00072477" calcext:value-type="float">
            <text:p>0.00072477</text:p>
          </table:table-cell>
          <table:table-cell office:value-type="float" office:value="0.347" calcext:value-type="float">
            <text:p>0.347</text:p>
          </table:table-cell>
          <table:table-cell table:formula="of:=[.I10]*[.$F$6]" office:value-type="float" office:value="0.0001735" calcext:value-type="float">
            <text:p>0.0001735</text:p>
          </table:table-cell>
          <table:table-cell table:number-columns-repeated="6"/>
          <table:table-cell office:value-type="float" office:value="2822.54" calcext:value-type="float">
            <text:p>2822.54</text:p>
          </table:table-cell>
          <table:table-cell table:formula="of:=[.Q10]*[.$P$4]" office:value-type="float" office:value="0.282254" calcext:value-type="float">
            <text:p>0.282254</text:p>
          </table:table-cell>
          <table:table-cell office:value-type="float" office:value="119.0266" calcext:value-type="float">
            <text:p>119.0266</text:p>
          </table:table-cell>
          <table:table-cell table:formula="of:=[.S10]*[.$P$6]" office:value-type="float" office:value="0.0595133" calcext:value-type="float">
            <text:p>0.0595133</text:p>
          </table:table-cell>
          <table:table-cell/>
          <table:table-cell office:value-type="float" office:value="2843.33" calcext:value-type="float">
            <text:p>2843.33</text:p>
          </table:table-cell>
          <table:table-cell table:formula="of:=[.V10]*[.$U$4]" office:value-type="float" office:value="0.284333" calcext:value-type="float">
            <text:p>0.284333</text:p>
          </table:table-cell>
          <table:table-cell office:value-type="float" office:value="117.4" calcext:value-type="float">
            <text:p>117.4</text:p>
          </table:table-cell>
          <table:table-cell table:formula="of:=[.X10]*[.$U$6]" office:value-type="float" office:value="0.0587" calcext:value-type="float">
            <text:p>0.0587</text:p>
          </table:table-cell>
          <table:table-cell/>
          <table:table-cell office:value-type="float" office:value="2844.26" calcext:value-type="float">
            <text:p>2844.26</text:p>
          </table:table-cell>
          <table:table-cell table:formula="of:=[.AA10]*[.$Z$4]" office:value-type="float" office:value="0.284426" calcext:value-type="float">
            <text:p>0.284426</text:p>
          </table:table-cell>
          <table:table-cell office:value-type="float" office:value="115.0927" calcext:value-type="float">
            <text:p>115.0927</text:p>
          </table:table-cell>
          <table:table-cell table:formula="of:=[.AC10]*[.$Z$6]" office:value-type="float" office:value="0.05754635" calcext:value-type="float">
            <text:p>0.05754635</text:p>
          </table:table-cell>
          <table:table-cell table:number-columns-repeated="16354"/>
        </table:table-row>
        <table:table-row table:style-name="ro1">
          <table:table-cell table:number-columns-repeated="6"/>
          <table:table-cell office:value-type="float" office:value="18.054" calcext:value-type="float">
            <text:p>18.054</text:p>
          </table:table-cell>
          <table:table-cell table:formula="of:=[.G11]*[.$F$4]" office:value-type="float" office:value="0.0018054" calcext:value-type="float">
            <text:p>0.0018054</text:p>
          </table:table-cell>
          <table:table-cell office:value-type="float" office:value="0.86437" calcext:value-type="float">
            <text:p>0.86437</text:p>
          </table:table-cell>
          <table:table-cell table:formula="of:=[.I11]*[.$F$6]" office:value-type="float" office:value="0.000432185" calcext:value-type="float">
            <text:p>0.000432185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70.8234" calcext:value-type="float">
            <text:p>70.8234</text:p>
          </table:table-cell>
          <table:table-cell table:formula="of:=[.G12]*[.$F$4]" office:value-type="float" office:value="0.00708234" calcext:value-type="float">
            <text:p>0.00708234</text:p>
          </table:table-cell>
          <table:table-cell office:value-type="float" office:value="3.39137" calcext:value-type="float">
            <text:p>3.39137</text:p>
          </table:table-cell>
          <table:table-cell table:formula="of:=[.I12]*[.$F$6]" office:value-type="float" office:value="0.001695685" calcext:value-type="float">
            <text:p>0.001695685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38.142" calcext:value-type="float">
            <text:p>138.142</text:p>
          </table:table-cell>
          <table:table-cell table:formula="of:=[.G13]*[.$F$4]" office:value-type="float" office:value="0.0138142" calcext:value-type="float">
            <text:p>0.0138142</text:p>
          </table:table-cell>
          <table:table-cell office:value-type="float" office:value="6.61436" calcext:value-type="float">
            <text:p>6.61436</text:p>
          </table:table-cell>
          <table:table-cell table:formula="of:=[.I13]*[.$F$6]" office:value-type="float" office:value="0.00330718" calcext:value-type="float">
            <text:p>0.00330718</text:p>
          </table:table-cell>
          <table:table-cell table:number-columns-repeated="16374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05:06:20.415339402</meta:creation-date>
    <meta:generator>LibreOffice/7.4.7.2$Linux_X86_64 LibreOffice_project/40$Build-2</meta:generator>
    <dc:date>2024-04-26T07:44:11.956514644</dc:date>
    <meta:editing-duration>PT2H20M</meta:editing-duration>
    <meta:editing-cycles>4</meta:editing-cycles>
    <meta:document-statistic meta:table-count="1" meta:cell-count="276" meta:object-count="0"/>
  </office:meta>
</office:document-meta>
</file>